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09965" officeooo:paragraph-rsid="00009965"/>
    </style:style>
    <style:style style:name="P2" style:family="paragraph" style:parent-style-name="Standard">
      <style:paragraph-properties fo:text-align="justify" style:justify-single-word="false"/>
      <style:text-properties officeooo:rsid="00009965" officeooo:paragraph-rsid="0003ba86"/>
    </style:style>
    <style:style style:name="P3" style:family="paragraph" style:parent-style-name="Standard">
      <style:paragraph-properties fo:text-align="justify" style:justify-single-word="false"/>
      <style:text-properties officeooo:rsid="00009965" officeooo:paragraph-rsid="0005976c"/>
    </style:style>
    <style:style style:name="P4" style:family="paragraph" style:parent-style-name="Standard">
      <style:paragraph-properties fo:text-align="justify" style:justify-single-word="false"/>
      <style:text-properties officeooo:rsid="00009965" officeooo:paragraph-rsid="000907cb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009965"/>
    </style:style>
    <style:style style:name="P6" style:family="paragraph" style:parent-style-name="Standard" style:list-style-name="L1">
      <style:paragraph-properties fo:text-align="justify" style:justify-single-word="false"/>
      <style:text-properties officeooo:paragraph-rsid="00083693"/>
    </style:style>
    <style:style style:name="P7" style:family="paragraph" style:parent-style-name="Standard" style:list-style-name="L2">
      <style:paragraph-properties fo:text-align="justify" style:justify-single-word="false"/>
      <style:text-properties officeooo:paragraph-rsid="00009965"/>
    </style:style>
    <style:style style:name="P8" style:family="paragraph" style:parent-style-name="Standard" style:list-style-name="L3">
      <style:paragraph-properties fo:text-align="justify" style:justify-single-word="false"/>
      <style:text-properties officeooo:paragraph-rsid="00039a27"/>
    </style:style>
    <style:style style:name="P9" style:family="paragraph" style:parent-style-name="Standard" style:list-style-name="L3">
      <style:paragraph-properties fo:text-align="justify" style:justify-single-word="false"/>
      <style:text-properties officeooo:paragraph-rsid="0003ba86"/>
    </style:style>
    <style:style style:name="P10" style:family="paragraph" style:parent-style-name="Standard" style:list-style-name="L4">
      <style:paragraph-properties fo:text-align="justify" style:justify-single-word="false"/>
      <style:text-properties officeooo:paragraph-rsid="0005976c"/>
    </style:style>
    <style:style style:name="P11" style:family="paragraph" style:parent-style-name="Standard" style:list-style-name="L5">
      <style:paragraph-properties fo:text-align="justify" style:justify-single-word="false"/>
      <style:text-properties officeooo:paragraph-rsid="0005976c"/>
    </style:style>
    <style:style style:name="P12" style:family="paragraph" style:parent-style-name="Standard" style:list-style-name="L5">
      <style:paragraph-properties fo:text-align="justify" style:justify-single-word="false"/>
      <style:text-properties officeooo:paragraph-rsid="000907cb"/>
    </style:style>
    <style:style style:name="P13" style:family="paragraph" style:parent-style-name="Standard" style:list-style-name="L5">
      <style:paragraph-properties fo:text-align="justify" style:justify-single-word="false"/>
      <style:text-properties officeooo:paragraph-rsid="000a647b"/>
    </style:style>
    <style:style style:name="P14" style:family="paragraph" style:parent-style-name="Standard">
      <style:paragraph-properties fo:text-align="justify" style:justify-single-word="false"/>
      <style:text-properties fo:font-style="italic" fo:font-weight="bold" officeooo:paragraph-rsid="00009965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italic" fo:font-weight="bold" officeooo:rsid="00009965" officeooo:paragraph-rsid="00009965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italic" fo:font-weight="bold" officeooo:rsid="00009965" officeooo:paragraph-rsid="0005976c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italic" fo:font-weight="bold" officeooo:rsid="00009965" officeooo:paragraph-rsid="00083693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italic" fo:font-weight="bold" officeooo:rsid="00009965" officeooo:paragraph-rsid="000907cb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italic" fo:font-weight="bold" officeooo:rsid="00009965" officeooo:paragraph-rsid="000a647b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text-line-through-style="none" style:text-line-through-type="none" fo:font-style="italic" fo:font-weight="bold" officeooo:rsid="00009965" officeooo:paragraph-rsid="0003ba86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5pt" officeooo:rsid="00009965" officeooo:paragraph-rsid="00009965" style:font-size-asian="15pt" style:font-size-complex="15pt"/>
    </style:style>
    <style:style style:name="P22" style:family="paragraph" style:parent-style-name="Standard">
      <style:paragraph-properties fo:text-align="justify" style:justify-single-word="false"/>
      <style:text-properties fo:font-size="15pt" officeooo:rsid="00009965" officeooo:paragraph-rsid="00083693" style:font-size-asian="15pt" style:font-size-complex="15pt"/>
    </style:style>
    <style:style style:name="P23" style:family="paragraph" style:parent-style-name="Standard">
      <style:paragraph-properties fo:text-align="justify" style:justify-single-word="false"/>
      <style:text-properties fo:font-size="15pt" officeooo:rsid="00009965" officeooo:paragraph-rsid="0005976c" style:font-size-asian="15pt" style:font-size-complex="15pt"/>
    </style:style>
    <style:style style:name="P24" style:family="paragraph" style:parent-style-name="Standard" style:list-style-name="L1">
      <style:paragraph-properties fo:text-align="justify" style:justify-single-word="false"/>
      <style:text-properties fo:font-style="normal" fo:font-weight="normal" officeooo:rsid="00009965" officeooo:paragraph-rsid="00083693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margin-top="0.101cm" fo:margin-bottom="0.101cm" style:contextual-spacing="false" fo:text-align="justify" style:justify-single-word="false"/>
      <style:text-properties fo:font-size="24pt" officeooo:rsid="00009965" officeooo:paragraph-rsid="00009965" style:font-size-asian="24pt" style:font-size-complex="24pt"/>
    </style:style>
    <style:style style:name="P26" style:family="paragraph" style:parent-style-name="Standard">
      <style:paragraph-properties fo:text-align="justify" style:justify-single-word="false" fo:break-before="page"/>
      <style:text-properties officeooo:rsid="00009965" officeooo:paragraph-rsid="000907cb"/>
    </style:style>
    <style:style style:name="T1" style:family="text">
      <style:text-properties officeooo:rsid="00009965"/>
    </style:style>
    <style:style style:name="T2" style:family="text">
      <style:text-properties officeooo:rsid="0001b25f"/>
    </style:style>
    <style:style style:name="T3" style:family="text">
      <style:text-properties officeooo:rsid="00039a27"/>
    </style:style>
    <style:style style:name="T4" style:family="text">
      <style:text-properties officeooo:rsid="0003ba86"/>
    </style:style>
    <style:style style:name="T5" style:family="text">
      <style:text-properties officeooo:rsid="0005976c"/>
    </style:style>
    <style:style style:name="T6" style:family="text">
      <style:text-properties style:text-underline-style="none" officeooo:rsid="0005976c" fo:background-color="#ffff00" loext:char-shading-value="0"/>
    </style:style>
    <style:style style:name="T7" style:family="text">
      <style:text-properties style:text-underline-style="none" fo:background-color="#ffff00" loext:char-shading-value="0"/>
    </style:style>
    <style:style style:name="T8" style:family="text">
      <style:text-properties officeooo:rsid="0007658b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07658b" style:font-size-asian="14pt" style:font-size-complex="14pt"/>
    </style:style>
    <style:style style:name="T11" style:family="text">
      <style:text-properties fo:font-size="14pt" officeooo:rsid="00009965" style:font-size-asian="14pt" style:font-size-complex="14pt"/>
    </style:style>
    <style:style style:name="T12" style:family="text">
      <style:text-properties fo:font-size="14pt" officeooo:rsid="00039a27" style:font-size-asian="14pt" style:font-size-complex="14pt"/>
    </style:style>
    <style:style style:name="T13" style:family="text">
      <style:text-properties fo:font-size="14pt" officeooo:rsid="0005976c" style:font-size-asian="14pt" style:font-size-complex="14pt"/>
    </style:style>
    <style:style style:name="T14" style:family="text">
      <style:text-properties fo:font-size="14pt" officeooo:rsid="00083693" style:font-size-asian="14pt" style:font-size-complex="14pt"/>
    </style:style>
    <style:style style:name="T15" style:family="text">
      <style:text-properties fo:font-size="14pt" officeooo:rsid="000907cb" style:font-size-asian="14pt" style:font-size-complex="14pt"/>
    </style:style>
    <style:style style:name="T16" style:family="text">
      <style:text-properties fo:font-size="14pt" officeooo:rsid="000937ae" style:font-size-asian="14pt" style:font-size-complex="14pt"/>
    </style:style>
    <style:style style:name="T17" style:family="text">
      <style:text-properties fo:font-size="14pt" officeooo:rsid="000a647b" style:font-size-asian="14pt" style:font-size-complex="14pt"/>
    </style:style>
    <style:style style:name="T18" style:family="text">
      <style:text-properties officeooo:rsid="00083693"/>
    </style:style>
    <style:style style:name="T19" style:family="text">
      <style:text-properties officeooo:rsid="000907cb"/>
    </style:style>
    <style:style style:name="T20" style:family="text">
      <style:text-properties officeooo:rsid="000937ae"/>
    </style:style>
    <style:style style:name="T21" style:family="text">
      <style:text-properties officeooo:rsid="000a647b"/>
    </style:style>
    <style:style style:name="T22" style:family="text">
      <style:text-properties fo:font-size="12pt" officeooo:rsid="00009965" style:font-size-asian="12pt" style:font-size-complex="12pt"/>
    </style:style>
    <style:style style:name="T23" style:family="text">
      <style:text-properties fo:font-size="12pt" officeooo:rsid="0005976c" style:font-size-asian="12pt" style:font-size-complex="12pt"/>
    </style:style>
    <style:style style:name="T24" style:family="text">
      <style:text-properties fo:font-size="12pt" officeooo:rsid="000a647b" style:font-size-asian="12pt" style:font-size-complex="12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Ficheros.c</text:p>
      <text:p text:style-name="P21"><text:span text:style-name="T8">E</text:span>n este modulo están las funciones de :</text:p>
      <text:list xml:id="list3321215409" text:style-name="L1">
        <text:list-item>
          <text:p text:style-name="P5"><text:span text:style-name="T10">C</text:span><text:span text:style-name="T11">argarclientes:</text:span><text:span text:style-name="T1"> esta función <text:s/>se encarga de cargar en memoria toda la lista de cliente del fichero clientes.</text:span></text:p>
        </text:list-item>
        <text:list-item>
          <text:p text:style-name="P5"><text:span text:style-name="T10">G</text:span><text:span text:style-name="T11">uardarclientes: </text:span><text:span text:style-name="T1">esta función se encarga de guardar en el ficher</text:span><text:span text:style-name="T5">o</text:span><text:span text:style-name="T1"> </text:span><text:span text:style-name="T3">clientes</text:span><text:span text:style-name="T1"> lo que se haya modificado en memoria de la lista de clientes(nombre, cartera,etc).</text:span></text:p>
        </text:list-item>
      </text:list>
      <text:p text:style-name="P14"><text:span text:style-name="T1">//</text:span><text:span text:style-name="T5">el formato de linea es:0000001-Juan Perez-Plaza San Francisco 1 11100-San Fernando-Cadiz-juanperez@gmail.com-psw1234-1000.</text:span></text:p>
      <text:p text:style-name="P1"/>
      <text:list xml:id="list4267287994" text:style-name="L2">
        <text:list-item>
          <text:p text:style-name="P7"><text:span text:style-name="T10">C</text:span><text:span text:style-name="T11">argartran</text:span><text:span text:style-name="T12">s</text:span><text:span text:style-name="T11">portista:</text:span><text:span text:style-name="T1"> esta función <text:s/>se encarga de cargar en memoria toda la lista de transportista del fichero </text:span><text:span text:style-name="T2">tran</text:span><text:span text:style-name="T3">s</text:span><text:span text:style-name="T2">portista.</text:span></text:p>
        </text:list-item>
        <text:list-item>
          <text:p text:style-name="P7"><text:span text:style-name="T10">G</text:span><text:span text:style-name="T11">uardartran</text:span><text:span text:style-name="T12">s</text:span><text:span text:style-name="T11">portista:</text:span><text:span text:style-name="T1"> esta función se encarga de guardar en el fichero </text:span><text:span text:style-name="T3">transportista</text:span><text:span text:style-name="T1"> lo que se haya modificado en memoria de la lista de transportista (nombre, código,etc).</text:span></text:p>
        </text:list-item>
      </text:list>
      <text:p text:style-name="P15">//el formato de linea es: 0001-Rafael Gutierrez-rafael@gutitrans.com-rf001-GutiTrans-Cadiz</text:p>
      <text:p text:style-name="P1"/>
      <text:list xml:id="list3068438839" text:style-name="L3">
        <text:list-item>
          <text:p text:style-name="P8"><text:span text:style-name="T10">C</text:span><text:span text:style-name="T11">argar</text:span><text:span text:style-name="T12">productos_pedidos</text:span><text:span text:style-name="T11">:</text:span><text:span text:style-name="T1"> esta función <text:s/>se encarga de cargar en memoria toda la lista de </text:span><text:span text:style-name="T4">pedido</text:span><text:span text:style-name="T1"> del fichero </text:span><text:span text:style-name="T4">pedidos</text:span><text:span text:style-name="T3"> así como indicar </text:span><text:span text:style-name="T4">su estado(</text:span><text:span text:style-name="T3"> enviado,enlocker o devuelto</text:span><text:span text:style-name="T4">).</text:span></text:p>
        </text:list-item>
        <text:list-item>
          <text:p text:style-name="P9"><text:span text:style-name="T10">G</text:span><text:span text:style-name="T11">uardar</text:span><text:span text:style-name="T12">productos_pedidos</text:span><text:span text:style-name="T11">:</text:span><text:span text:style-name="T1"> esta función se encarga de guardar en el fichero </text:span><text:span text:style-name="T4">pedidos</text:span><text:span text:style-name="T1"> lo que se haya modificado en memoria de la lista de </text:span><text:span text:style-name="T4">pedidos</text:span><text:span text:style-name="T1">(</text:span><text:span text:style-name="T4">numero</text:span><text:span text:style-name="T1">, código,etc).</text:span></text:p>
        </text:list-item>
      </text:list>
      <text:p text:style-name="P20">//el formato de linea es: 0000001-000002-1-03/02/2024-45-<text:span text:style-name="T7">”</text:span><text:span text:style-name="T6">estado”</text:span>-0001</text:p>
      <text:p text:style-name="P2"/>
      <text:list xml:id="list1325399295" text:style-name="L4">
        <text:list-item>
          <text:p text:style-name="P10"><text:span text:style-name="T10">C</text:span><text:span text:style-name="T11">argar</text:span><text:span text:style-name="T13">productos</text:span><text:span text:style-name="T11">:</text:span><text:span text:style-name="T1"> esta función <text:s/>se encarga de cargar en memoria toda la lista de </text:span><text:span text:style-name="T5">productos</text:span><text:span text:style-name="T1"> del fichero </text:span><text:span text:style-name="T5">productos.</text:span></text:p>
        </text:list-item>
        <text:list-item>
          <text:p text:style-name="P10"><text:span text:style-name="T10">G</text:span><text:span text:style-name="T11">uardar</text:span><text:span text:style-name="T13">productos</text:span><text:span text:style-name="T11">:</text:span><text:span text:style-name="T1"> esta función se encarga de guardar en el ficher</text:span><text:span text:style-name="T5">o</text:span><text:span text:style-name="T1"> </text:span><text:span text:style-name="T5">productos</text:span><text:span text:style-name="T1"> lo que se haya modificado en memoria de la lista de </text:span><text:span text:style-name="T5">productos</text:span><text:span text:style-name="T1">(nombre,</text:span><text:span text:style-name="T5">precio</text:span><text:span text:style-name="T1"> ,etc).</text:span></text:p>
        </text:list-item>
      </text:list>
      <text:p text:style-name="P16">//el formato de linea es : 0000001-televisor 32” 3D-0001-0001-50-5-340</text:p>
      <text:p text:style-name="P3"/>
      <text:list xml:id="list1066805582" text:style-name="L5">
        <text:list-item>
          <text:p text:style-name="P11"><text:span text:style-name="T10">C</text:span><text:span text:style-name="T11">argar</text:span><text:span text:style-name="T13">categorias</text:span><text:span text:style-name="T11">:</text:span><text:span text:style-name="T1"> esta función <text:s/>se encarga de cargar en memoria toda la lista de </text:span><text:span text:style-name="T5">categoría</text:span><text:span text:style-name="T1"> del fichero </text:span><text:span text:style-name="T5">categoría.</text:span></text:p>
        </text:list-item>
        <text:list-item>
          <text:p text:style-name="P11"><text:span text:style-name="T10">G</text:span><text:span text:style-name="T11">uardarc</text:span><text:span text:style-name="T15">ategorias</text:span><text:span text:style-name="T11">:</text:span><text:span text:style-name="T1"> esta función se encarga de guardar en el ficher</text:span><text:span text:style-name="T5">o</text:span><text:span text:style-name="T1"> </text:span><text:span text:style-name="T3">categoría</text:span><text:span text:style-name="T1"> lo que se haya modificado en memoria de la lista de categoría(nombre, </text:span><text:span text:style-name="T5">código</text:span><text:span text:style-name="T1">,etc).</text:span></text:p>
        </text:list-item>
      </text:list>
      <text:p text:style-name="P16">//el formato de linea es : 0001-tv video home cinema</text:p>
      <text:p text:style-name="P23"/>
      <text:list xml:id="list111234973609367" text:continue-list="list3321215409" text:style-name="L1">
        <text:list-item>
          <text:p text:style-name="P6"><text:span text:style-name="T10">C</text:span><text:span text:style-name="T11">argar</text:span><text:span text:style-name="T14">descuentos</text:span><text:span text:style-name="T11">:</text:span><text:span text:style-name="T1"> esta función <text:s/>se encarga de cargar en memoria toda la lista de </text:span><text:span text:style-name="T18">descuentos</text:span><text:span text:style-name="T1"> del fichero </text:span><text:span text:style-name="T18">descuentos</text:span><text:span text:style-name="T1">.</text:span></text:p>
        </text:list-item>
        <text:list-item>
          <text:p text:style-name="P24"><text:span text:style-name="T10">G</text:span><text:span text:style-name="T9">uardar</text:span><text:span text:style-name="T14">descuentos</text:span><text:span text:style-name="T9">: </text:span>esta función se encarga de guardar en el ficher<text:span text:style-name="T5">o</text:span> <text:span text:style-name="T18">descuentos</text:span> lo que se haya modificado en memoria de la lista de <text:span text:style-name="T18">descuentos</text:span>(nombre,<text:span text:style-name="T18">estado</text:span>,etc).</text:p>
        </text:list-item>
      </text:list>
      <text:p text:style-name="P17">//el formato de linea es : black001-Black Friday-codpro-activo-10-esizon</text:p>
      <text:p text:style-name="P22"/>
      <text:list xml:id="list111233401229312" text:continue-numbering="true" text:style-name="L1">
        <text:list-item>
          <text:p text:style-name="P6"><text:span text:style-name="T10">C</text:span><text:span text:style-name="T11">argar</text:span><text:span text:style-name="T14">descuentosclientes</text:span><text:span text:style-name="T11">:</text:span><text:span text:style-name="T1"> esta función <text:s/>se encarga de cargar en memoria toda la lista de </text:span><text:span text:style-name="T18">descuentos de los clientes</text:span><text:span text:style-name="T1"> del fichero </text:span><text:span text:style-name="T18">descuentosclientes</text:span><text:span text:style-name="T1">.</text:span></text:p>
        </text:list-item>
        <text:list-item>
          <text:p text:style-name="P24"><text:span text:style-name="T10">G</text:span><text:span text:style-name="T9">uardar</text:span><text:span text:style-name="T14">descuentos</text:span><text:span text:style-name="T16">clientes</text:span><text:span text:style-name="T9">: </text:span>esta función se encarga de guardar en el ficher<text:span text:style-name="T5">o</text:span> <text:span text:style-name="T18">descuentosclientes</text:span> lo que se haya modificado en memoria de la lista de <text:span text:style-name="T18">descuentoscliente</text:span>(nombre,<text:span text:style-name="T18">estado</text:span>,etc).</text:p>
        </text:list-item>
      </text:list>
      <text:p text:style-name="P17">//el formato de linea es : 0000001-black001-25/01/2024-27/03/2024-0</text:p>
      <text:p text:style-name="P4"/>
      <text:p text:style-name="P26"/>
      <text:list xml:id="list111233392073597" text:continue-list="list1066805582" text:style-name="L5">
        <text:list-item>
          <text:p text:style-name="P12"><text:span text:style-name="T10">C</text:span><text:span text:style-name="T11">argar</text:span><text:span text:style-name="T15">lockers</text:span><text:span text:style-name="T11">:</text:span><text:span text:style-name="T1"> esta función <text:s/>se encarga de cargar en memoria toda la lista de </text:span><text:span text:style-name="T19">lockers</text:span><text:span text:style-name="T1"> del fichero </text:span><text:span text:style-name="T19">lockers</text:span><text:span text:style-name="T5">.</text:span></text:p>
        </text:list-item>
        <text:list-item>
          <text:p text:style-name="P12"><text:span text:style-name="T10">G</text:span><text:span text:style-name="T11">uardarc</text:span><text:span text:style-name="T15">lockers</text:span><text:span text:style-name="T11">:</text:span><text:span text:style-name="T1"> esta función se encarga de guardar en el ficher</text:span><text:span text:style-name="T5">o</text:span><text:span text:style-name="T1"> </text:span><text:span text:style-name="T19">lockers</text:span><text:span text:style-name="T1"> lo que se haya modificado en memoria de la lista de </text:span><text:span text:style-name="T20">lockers</text:span><text:span text:style-name="T1">(nombre, </text:span><text:span text:style-name="T5">código</text:span><text:span text:style-name="T1">,etc).</text:span></text:p>
        </text:list-item>
      </text:list>
      <text:p text:style-name="P18">//el formato de linea es: Lock001-Puerto Real-Cádiz-local 12-15-0</text:p>
      <text:p text:style-name="P4"/>
      <text:list xml:id="list111233670987144" text:continue-numbering="true" text:style-name="L5">
        <text:list-item>
          <text:p text:style-name="P13"><text:span text:style-name="T10">C</text:span><text:span text:style-name="T11">argar</text:span><text:span text:style-name="T17">compartimientoslockers</text:span><text:span text:style-name="T11">:</text:span><text:span text:style-name="T1"> esta función <text:s/>se encarga de cargar en memoria toda la </text:span><text:span text:style-name="T22">lista de </text:span><text:span text:style-name="T23">c</text:span><text:span text:style-name="T24">ompartimientoslockers</text:span><text:span text:style-name="T22"> del fichero </text:span><text:span text:style-name="T23">c</text:span><text:span text:style-name="T24">ompartimientoslockers</text:span><text:span text:style-name="T23">.</text:span></text:p>
        </text:list-item>
        <text:list-item>
          <text:p text:style-name="P13"><text:span text:style-name="T10">G</text:span><text:span text:style-name="T11">uardarc</text:span><text:span text:style-name="T17">ompartimientoslockers</text:span><text:span text:style-name="T11">:</text:span><text:span text:style-name="T1"> esta función se encarga de guardar en el ficher</text:span><text:span text:style-name="T5">o</text:span><text:span text:style-name="T1"> </text:span><text:span text:style-name="T3">c </text:span><text:span text:style-name="T23">c</text:span><text:span text:style-name="T24">ompartimientoslockers</text:span><text:span text:style-name="T1"> lo que se haya modificado en memoria de la lista de </text:span><text:span text:style-name="T23">c</text:span><text:span text:style-name="T24">ompartimientoslockers</text:span><text:span text:style-name="T1">(nombre, </text:span><text:span text:style-name="T21">estado</text:span><text:span text:style-name="T1">,etc).</text:span></text:p>
        </text:list-item>
      </text:list>
      <text:p text:style-name="P19">//el formato de linea es: Lock001-01-134697-ocupado-08/01/2024-13/03/202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7T11:12:32.782000000</dc:date>
    <meta:editing-duration>PT13M26S</meta:editing-duration>
    <meta:editing-cycles>4</meta:editing-cycles>
    <meta:generator>LibreOffice/7.1.1.2$Windows_X86_64 LibreOffice_project/fe0b08f4af1bacafe4c7ecc87ce55bb426164676</meta:generator>
    <meta:document-statistic meta:table-count="0" meta:image-count="0" meta:object-count="0" meta:page-count="2" meta:paragraph-count="29" meta:word-count="479" meta:character-count="3408" meta:non-whitespace-character-count="2967"/>
  </office:meta>
</office:document-meta>
</file>